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811in"/>
      <style:text-properties fo:color="#ffffff" style:font-name="Consolas" fo:font-size="15pt" fo:font-weight="normal" fo:background-color="#000000"/>
    </style:style>
    <style:style style:name="P2" style:family="paragraph" style:parent-style-name="Standard">
      <style:paragraph-properties style:line-height-at-least="0.2811in"/>
      <style:text-properties fo:color="#ffffff" fo:background-color="#000000"/>
    </style:style>
    <style:style style:name="P3" style:family="paragraph" style:parent-style-name="Standard">
      <style:paragraph-properties style:line-height-at-least="0.2811in"/>
      <style:text-properties fo:color="#7ca668" style:font-name="Consolas" fo:font-size="15pt" fo:font-weight="normal" fo:background-color="#000000"/>
    </style:style>
    <style:style style:name="P4" style:family="paragraph" style:parent-style-name="Standard">
      <style:paragraph-properties style:line-height-at-least="0.2811in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5pt" fo:font-weight="normal"/>
    </style:style>
    <style:style style:name="T3" style:family="text">
      <style:text-properties fo:color="#dcdcaa"/>
    </style:style>
    <style:style style:name="T4" style:family="text">
      <style:text-properties fo:color="#dcdcaa" style:font-name="Consolas" fo:font-size="15pt" fo:font-weight="normal"/>
    </style:style>
    <style:style style:name="T5" style:family="text">
      <style:text-properties style:font-name="Consolas" fo:font-size="15pt" fo:font-weight="normal"/>
    </style:style>
    <style:style style:name="T6" style:family="text">
      <style:text-properties fo:color="#9cdcfe" style:font-name="Consolas" fo:font-size="15pt" fo:font-weight="normal"/>
    </style:style>
    <style:style style:name="T7" style:family="text">
      <style:text-properties fo:color="#d4d4d4" style:font-name="Consolas" fo:font-size="15pt" fo:font-weight="normal"/>
    </style:style>
    <style:style style:name="T8" style:family="text">
      <style:text-properties fo:color="#b5cea8" style:font-name="Consolas" fo:font-size="15pt" fo:font-weight="normal"/>
    </style:style>
    <style:style style:name="T9" style:family="text">
      <style:text-properties fo:color="#4ec9b0" style:font-name="Consolas" fo:font-size="15pt" fo:font-weight="normal"/>
    </style:style>
    <style:style style:name="T10" style:family="text">
      <style:text-properties fo:color="#ce9178" style:font-name="Consolas" fo:font-size="15pt" fo:font-weight="normal"/>
    </style:style>
    <style:style style:name="T11" style:family="text">
      <style:text-properties fo:color="#c586c0" style:font-name="Consolas" fo:font-size="1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converting currency</text:p>
      <text:p text:style-name="P1"><text:span text:style-name="T1">def</text:span> <text:span text:style-name="T3">convert_currency</text:span>():</text:p>
      <text:p text:style-name="P2">    <text:span text:style-name="T6">euro</text:span><text:span text:style-name="T7">=</text:span><text:span text:style-name="T8">4000</text:span></text:p>
      <text:p text:style-name="P2">    <text:span text:style-name="T6">ugx</text:span><text:span text:style-name="T7">=</text:span><text:span text:style-name="T9">int</text:span><text:span text:style-name="T5">(</text:span><text:span text:style-name="T4">input</text:span><text:span text:style-name="T5">(</text:span><text:span text:style-name="T10">"enter ugx: "</text:span><text:span text:style-name="T5">))</text:span></text:p>
      <text:p text:style-name="P2">    <text:span text:style-name="T6">convert</text:span><text:span text:style-name="T7">=</text:span><text:span text:style-name="T6">ugx</text:span><text:span text:style-name="T7">/</text:span><text:span text:style-name="T6">euro</text:span></text:p>
      <text:p text:style-name="P2">    <text:span text:style-name="T4">print</text:span><text:span text:style-name="T5">(</text:span><text:span text:style-name="T10">"The conversion is"</text:span><text:span text:style-name="T5">, </text:span><text:span text:style-name="T6">convert</text:span><text:span text:style-name="T5">)</text:span></text:p>
      <text:p text:style-name="P1"><text:span text:style-name="T3">convert_currency</text:span>()</text:p>
      <text:p text:style-name="P4"/>
      <text:p text:style-name="P3">#calculating distance</text:p>
      <text:p text:style-name="P1"><text:span text:style-name="T1">def</text:span> <text:span text:style-name="T3">calc_distance</text:span>():</text:p>
      <text:p text:style-name="P2">    <text:span text:style-name="T6">Speed</text:span><text:span text:style-name="T7">=</text:span><text:span text:style-name="T8">60</text:span></text:p>
      <text:p text:style-name="P2">    <text:span text:style-name="T6">time</text:span><text:span text:style-name="T7">=</text:span><text:span text:style-name="T8">3</text:span></text:p>
      <text:p text:style-name="P2">    <text:span text:style-name="T6">Distance</text:span><text:span text:style-name="T7">=</text:span><text:span text:style-name="T6">Speed</text:span><text:span text:style-name="T7">*</text:span><text:span text:style-name="T6">time</text:span></text:p>
      <text:p text:style-name="P2">    <text:span text:style-name="T4">print</text:span><text:span text:style-name="T5">(</text:span><text:span text:style-name="T6">Distance</text:span><text:span text:style-name="T5">)</text:span></text:p>
      <text:p text:style-name="P1"><text:span text:style-name="T3">calc_distance</text:span>()   </text:p>
      <text:p text:style-name="P4"/>
      <text:p text:style-name="P3">#generating reciept</text:p>
      <text:p text:style-name="P1"><text:span text:style-name="T1">def</text:span> <text:span text:style-name="T3">generate_reciept</text:span>():</text:p>
      <text:p text:style-name="P2">    <text:span text:style-name="T6">Maize</text:span><text:span text:style-name="T7">=</text:span><text:span text:style-name="T8">2000</text:span></text:p>
      <text:p text:style-name="P2">    <text:span text:style-name="T6">Beans</text:span><text:span text:style-name="T7">=</text:span><text:span text:style-name="T8">3000</text:span></text:p>
      <text:p text:style-name="P2">    <text:span text:style-name="T6">Rice</text:span><text:span text:style-name="T7">=</text:span><text:span text:style-name="T8">2500</text:span></text:p>
      <text:p text:style-name="P2">    <text:span text:style-name="T6">add</text:span><text:span text:style-name="T7">=</text:span><text:span text:style-name="T6">Maize</text:span><text:span text:style-name="T7">+</text:span><text:span text:style-name="T6">Beans</text:span><text:span text:style-name="T7">+</text:span><text:span text:style-name="T6">Rice</text:span></text:p>
      <text:p text:style-name="P2">    <text:span text:style-name="T4">print</text:span><text:span text:style-name="T5">(</text:span><text:span text:style-name="T2">f</text:span><text:span text:style-name="T10">"Maize: </text:span><text:span text:style-name="T2">{</text:span><text:span text:style-name="T6">Maize</text:span><text:span text:style-name="T2">}</text:span><text:span text:style-name="T10"> "</text:span><text:span text:style-name="T5">)</text:span></text:p>
      <text:p text:style-name="P2">    <text:span text:style-name="T4">print</text:span><text:span text:style-name="T5">(</text:span><text:span text:style-name="T2">f</text:span><text:span text:style-name="T10">"Beans: </text:span><text:span text:style-name="T2">{</text:span><text:span text:style-name="T6">Beans</text:span><text:span text:style-name="T2">}</text:span><text:span text:style-name="T10"> "</text:span><text:span text:style-name="T5">)</text:span></text:p>
      <text:p text:style-name="P2">    <text:span text:style-name="T4">print</text:span><text:span text:style-name="T5">(</text:span><text:span text:style-name="T2">f</text:span><text:span text:style-name="T10">"Rice: </text:span><text:span text:style-name="T2">{</text:span><text:span text:style-name="T6">Rice</text:span><text:span text:style-name="T2">}</text:span><text:span text:style-name="T10"> "</text:span><text:span text:style-name="T5">)</text:span></text:p>
      <text:p text:style-name="P2">    <text:span text:style-name="T4">print</text:span><text:span text:style-name="T5">(</text:span><text:span text:style-name="T2">f</text:span><text:span text:style-name="T10">"Total: </text:span><text:span text:style-name="T2">{</text:span><text:span text:style-name="T6">add</text:span><text:span text:style-name="T2">}</text:span><text:span text:style-name="T10">"</text:span><text:span text:style-name="T5">)</text:span></text:p>
      <text:p text:style-name="P1"><text:span text:style-name="T3">generate_reciept</text:span>()  </text:p>
      <text:p text:style-name="P4"/>
      <text:p text:style-name="P3">#checking elligibility to vote</text:p>
      <text:p text:style-name="P1"><text:span text:style-name="T1">def</text:span> <text:span text:style-name="T3">find_age</text:span>():</text:p>
      <text:p text:style-name="P2">    <text:span text:style-name="T6">age</text:span><text:span text:style-name="T7">=</text:span><text:span text:style-name="T9">int</text:span><text:span text:style-name="T5">(</text:span><text:span text:style-name="T4">input</text:span><text:span text:style-name="T5">(</text:span><text:span text:style-name="T10">"how old are you"</text:span><text:span text:style-name="T5">))</text:span></text:p>
      <text:p text:style-name="P2">    <text:span text:style-name="T6">age_elligble</text:span><text:span text:style-name="T7">=</text:span><text:span text:style-name="T8">18</text:span></text:p>
      <text:p text:style-name="P2">    <text:span text:style-name="T11">if</text:span><text:span text:style-name="T5"> </text:span><text:span text:style-name="T6">age</text:span><text:span text:style-name="T7">&gt;=</text:span><text:span text:style-name="T6">age_elligble</text:span><text:span text:style-name="T5">:</text:span></text:p>
      <text:p text:style-name="P2">        <text:span text:style-name="T4">print</text:span><text:span text:style-name="T5">(</text:span><text:span text:style-name="T10">"Yes, you can vote"</text:span><text:span text:style-name="T5">)</text:span></text:p>
      <text:p text:style-name="P2">    <text:span text:style-name="T11">else</text:span><text:span text:style-name="T5">:</text:span></text:p>
      <text:p text:style-name="P2"><text:soft-page-break/>        <text:span text:style-name="T4">print</text:span><text:span text:style-name="T5">(</text:span><text:span text:style-name="T10">"No, you cannot vote"</text:span><text:span text:style-name="T5">)    </text:span></text:p>
      <text:p text:style-name="P1"><text:span text:style-name="T3">find_age</text:span>()     </text:p>
      <text:p text:style-name="P4"/>
      <text:p text:style-name="P3">#fuel cost</text:p>
      <text:p text:style-name="P1"><text:span text:style-name="T1">def</text:span> <text:span text:style-name="T3">cost_consumption</text:span>():</text:p>
      <text:p text:style-name="P2">    <text:span text:style-name="T6">fuel_consumption</text:span><text:span text:style-name="T7">=</text:span><text:span text:style-name="T8">10</text:span></text:p>
      <text:p text:style-name="P2">    <text:span text:style-name="T6">price</text:span><text:span text:style-name="T7">=</text:span><text:span text:style-name="T8">4500</text:span></text:p>
      <text:p text:style-name="P2">    <text:span text:style-name="T6">distance</text:span><text:span text:style-name="T7">=</text:span><text:span text:style-name="T8">150</text:span></text:p>
      <text:p text:style-name="P2">    <text:span text:style-name="T6">cost</text:span><text:span text:style-name="T7">=</text:span><text:span text:style-name="T5">(</text:span><text:span text:style-name="T6">distance</text:span><text:span text:style-name="T7">/</text:span><text:span text:style-name="T6">fuel_consumption</text:span><text:span text:style-name="T5">)</text:span><text:span text:style-name="T7">*</text:span><text:span text:style-name="T6">price</text:span></text:p>
      <text:p text:style-name="P2">    <text:span text:style-name="T4">print</text:span><text:span text:style-name="T5">(</text:span><text:span text:style-name="T2">f</text:span><text:span text:style-name="T10">"It would cost </text:span><text:span text:style-name="T2">{</text:span><text:span text:style-name="T6">cost</text:span><text:span text:style-name="T2">}</text:span><text:span text:style-name="T10"> UGX to travel 150 kilometres"</text:span><text:span text:style-name="T5">)</text:span></text:p>
      <text:p text:style-name="P1"><text:span text:style-name="T3">cost_consumption</text:span>()</text:p>
      <text:p text:style-name="P2">   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1$Win32 OpenOffice.org_project/411m6$Build-9775</meta:generator>
    <dc:date>2024-07-10T14:02:10.56</dc:date>
    <meta:document-statistic meta:table-count="0" meta:image-count="0" meta:object-count="0" meta:page-count="2" meta:paragraph-count="43" meta:word-count="84" meta:character-count="964"/>
    <meta:user-defined meta:name="Info 1"/>
    <meta:user-defined meta:name="Info 2"/>
    <meta:user-defined meta:name="Info 3"/>
    <meta:user-defined meta:name="Info 4"/>
  </office:meta>
</office:document-meta>
</file>